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DejaVu Sans" style:font-weight-asian="bold" style:font-name-complex="FreeSans" style:font-weight-complex="bold"/>
    </style:style>
    <style:style style:name="ce3" style:family="table-cell" style:parent-style-name="Default" style:data-style-name="N4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763cm" svg:height="8.111cm" svg:x="14.88cm" svg:y="6.028cm">
            <draw:object draw:notify-on-update-of-ranges="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763cm" svg:height="8.111cm" svg:x="28.227cm" svg:y="5.897cm">
            <draw:object draw:notify-on-update-of-ranges="Sheet1.A7:Sheet1.A9 Sheet1.B1:Sheet1.B1 Sheet1.B7:Sheet1.B9 Sheet1.C1:Sheet1.C1 Sheet1.C7:Sheet1.C9 Sheet1.D1:Sheet1.D1 Sheet1.D7:Sheet1.D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735cm" svg:height="8.324cm" svg:x="0.824cm" svg:y="5.949cm">
            <draw:object draw:notify-on-update-of-ranges="Sheet1.A11:Sheet1.A11 Sheet1.B11:Sheet1.D11 Sheet1.B11:Sheet1.B11 Sheet1.B12:Sheet1.B12 Sheet1.C11:Sheet1.C11 Sheet1.C12:Sheet1.C12 Sheet1.D11:Sheet1.D11 Sheet1.D12:Sheet1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Amazon EC2</text:p>
          </table:table-cell>
          <table:table-cell table:style-name="ce2" office:value-type="string">
            <text:p>Most User Mentioned</text:p>
          </table:table-cell>
          <table:table-cell table:style-name="ce2" office:value-type="string">
            <text:p>Most Hashed Tags</text:p>
          </table:table-cell>
          <table:table-cell table:style-name="ce2" office:value-type="string">
            <text:p>Most Shared Urls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>
            <text:p>2 Shard Nodes</text:p>
          </table:table-cell>
          <table:table-cell office:value-type="time" office:time-value="PT00H20M05S">
            <text:p>00:20:05</text:p>
          </table:table-cell>
          <table:table-cell office:value-type="time" office:time-value="PT00H25M57S">
            <text:p>00:25:57</text:p>
          </table:table-cell>
          <table:table-cell office:value-type="time" office:time-value="PT00H11M26S">
            <text:p>00:11:26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>
            <text:p>4 Shard Nodes</text:p>
          </table:table-cell>
          <table:table-cell office:value-type="time" office:time-value="PT00H10M31S">
            <text:p>00:10:31</text:p>
          </table:table-cell>
          <table:table-cell office:value-type="time" office:time-value="PT00H11M38S">
            <text:p>00:11:38</text:p>
          </table:table-cell>
          <table:table-cell office:value-type="time" office:time-value="PT00H06M30S">
            <text:p>00:06:30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>
            <text:p>8 Shard Nodes</text:p>
          </table:table-cell>
          <table:table-cell office:value-type="time" office:time-value="PT00H06M21S">
            <text:p>00:06:21</text:p>
          </table:table-cell>
          <table:table-cell office:value-type="time" office:time-value="PT00H06M20S">
            <text:p>00:06:20</text:p>
          </table:table-cell>
          <table:table-cell office:value-type="time" office:time-value="PT00H04M28S">
            <text:p>00:04:28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3"/>
        </table:table-row>
        <table:table-row table:style-name="ro1">
          <table:table-cell office:value-type="string">
            <text:p>E-research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2 Shard Nodes</text:p>
          </table:table-cell>
          <table:table-cell office:value-type="time" office:time-value="PT00H07M59S">
            <text:p>00:07:59</text:p>
          </table:table-cell>
          <table:table-cell office:value-type="time" office:time-value="PT00H07M52S">
            <text:p>00:07:52</text:p>
          </table:table-cell>
          <table:table-cell office:value-type="time" office:time-value="PT00H04M40S">
            <text:p>00:04:40</text:p>
          </table:table-cell>
          <table:table-cell table:number-columns-repeated="4"/>
        </table:table-row>
        <table:table-row table:style-name="ro1">
          <table:table-cell office:value-type="string">
            <text:p>4 Shard Nodes</text:p>
          </table:table-cell>
          <table:table-cell office:value-type="time" office:time-value="PT00H04M29S">
            <text:p>00:04:29</text:p>
          </table:table-cell>
          <table:table-cell office:value-type="time" office:time-value="PT00H06M17S">
            <text:p>00:06:17</text:p>
          </table:table-cell>
          <table:table-cell office:value-type="time" office:time-value="PT00H02M45S">
            <text:p>00:02:45</text:p>
          </table:table-cell>
          <table:table-cell table:number-columns-repeated="4"/>
        </table:table-row>
        <table:table-row table:style-name="ro1">
          <table:table-cell office:value-type="string">
            <text:p>8 Shard Nodes</text:p>
          </table:table-cell>
          <table:table-cell office:value-type="time" office:time-value="PT00H03M53S">
            <text:p>00:03:53</text:p>
          </table:table-cell>
          <table:table-cell office:value-type="time" office:time-value="PT00H04M39S">
            <text:p>00:04:39</text:p>
          </table:table-cell>
          <table:table-cell office:value-type="time" office:time-value="PT00H02M17S">
            <text:p>00:02:17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Project 06/07/11</text:p>
          </table:table-cell>
          <table:table-cell table:style-name="ce2" office:value-type="string">
            <text:p>Most User Mentioned</text:p>
          </table:table-cell>
          <table:table-cell table:style-name="ce2" office:value-type="string">
            <text:p>Most Hashed Tags</text:p>
          </table:table-cell>
          <table:table-cell table:style-name="ce2" office:value-type="string">
            <text:p>Most Shared Urls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2 Shard Nodes</text:p>
          </table:table-cell>
          <table:table-cell office:value-type="time" office:time-value="PT00H21M45S">
            <text:p>00:21:45</text:p>
          </table:table-cell>
          <table:table-cell office:value-type="time" office:time-value="PT00H22M54S">
            <text:p>00:22:54</text:p>
          </table:table-cell>
          <table:table-cell office:value-type="time" office:time-value="PT00H15M41S">
            <text:p>00:15:41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3:56:56</meta:creation-date>
    <dc:date>2012-12-05T12:57:25</dc:date>
    <meta:editing-duration>P3DT21H14M34S</meta:editing-duration>
    <meta:editing-cycles>4</meta:editing-cycles>
    <meta:generator>LibreOffice/3.5$Linux_X86_64 LibreOffice_project/350m1$Build-2</meta:generator>
    <meta:document-statistic meta:table-count="3" meta:cell-count="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minimum="0" chart:maximum="0.0208333333333333" chart:interval-major="0.003472222222222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64cm" svg:height="8.112cm" xlink:href=".." xlink:type="simple" chart:class="chart:bar" chart:style-name="ch1">
        <chart:title svg:x="4.976cm" svg:y="0.298cm" chart:style-name="ch2">
          <text:p>Amazon EC2</text:p>
        </chart:title>
        <chart:legend svg:x="7.475cm" svg:y="1.635cm" style:legend-expansion="custom" chartooo:width="4.195cm" chartooo:height="1.365cm" style:legend-expansion-aspect-ratio="3.07326007326007" chart:style-name="ch3"/>
        <chart:plot-area chart:style-name="ch4" table:cell-range-address="Sheet1.A1:Sheet1.D4" chart:data-source-has-labels="both" svg:x="0.294cm" svg:y="0.7cm" svg:width="11.205cm" svg:height="7.084cm">
          <chartooo:coordinate-region svg:x="1.868cm" svg:y="0.9cm" svg:width="9.631cm" svg:height="6.237cm"/>
          <chart:axis chart:dimension="x" chart:name="primary-x" chart:style-name="ch5" chartooo:axis-type="auto">
            <chartooo:date-scale/>
            <chart:categories table:cell-range-address="Sheet1.A2:Sheet1.A4"/>
          </chart:axis>
          <chart:axis chart:dimension="y" chart:name="primary-y" chart:style-name="ch6"/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heet1.B1:Sheet1.B1</svg:desc>
                </draw:g>
              </table:table-cell>
              <table:table-cell office:value-type="string">
                <text:p>Most Hashed Tags</text:p>
                <draw:g>
                  <svg:desc>Sheet1.C1:Sheet1.C1</svg:desc>
                </draw:g>
              </table:table-cell>
              <table:table-cell office:value-type="string">
                <text:p>Most Shared Ur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Shard Nodes</text:p>
                <draw:g>
                  <svg:desc>Sheet1.A2:Sheet1.A4</svg:desc>
                </draw:g>
              </table:table-cell>
              <table:table-cell office:value-type="float" office:value="0.0139467592592593">
                <text:p>0.0139467592592593</text:p>
                <draw:g>
                  <svg:desc>Sheet1.B2:Sheet1.B4</svg:desc>
                </draw:g>
              </table:table-cell>
              <table:table-cell office:value-type="float" office:value="0.0180208333333333">
                <text:p>0.0180208333333333</text:p>
                <draw:g>
                  <svg:desc>Sheet1.C2:Sheet1.C4</svg:desc>
                </draw:g>
              </table:table-cell>
              <table:table-cell office:value-type="float" office:value="0.00793981481481481">
                <text:p>0.00793981481481481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4 Shard Nodes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0.0080787037037037">
                <text:p>0.0080787037037037</text:p>
              </table:table-cell>
              <table:table-cell office:value-type="float" office:value="0.00451388888888889">
                <text:p>0.00451388888888889</text:p>
              </table:table-cell>
            </table:table-row>
            <table:table-row>
              <table:table-cell office:value-type="string">
                <text:p>8 Shard Nodes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0.00439814814814815">
                <text:p>0.00439814814814815</text:p>
              </table:table-cell>
              <table:table-cell office:value-type="float" office:value="0.00310185185185185">
                <text:p>0.0031018518518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minimum="0" chart:maximum="0.0208333333333333" chart:interval-major="0.003472222222222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64cm" svg:height="8.112cm" xlink:href=".." xlink:type="simple" chart:class="chart:bar" chart:style-name="ch1">
        <chart:title svg:x="5.187cm" svg:y="0.298cm" chart:style-name="ch2">
          <text:p>e-research</text:p>
        </chart:title>
        <chart:legend svg:x="7.475cm" svg:y="1.635cm" style:legend-expansion="custom" chartooo:width="4.195cm" chartooo:height="1.365cm" style:legend-expansion-aspect-ratio="3.07326007326007" chart:style-name="ch3"/>
        <chart:plot-area chart:style-name="ch4" table:cell-range-address="Sheet1.A7:Sheet1.D9 Sheet1.B1:Sheet1.D1" chart:data-source-has-labels="both" svg:x="0.294cm" svg:y="0.701cm" svg:width="11.205cm" svg:height="7.083cm">
          <chartooo:coordinate-region svg:x="1.868cm" svg:y="0.9cm" svg:width="9.631cm" svg:height="6.237cm"/>
          <chart:axis chart:dimension="x" chart:name="primary-x" chart:style-name="ch5" chartooo:axis-type="auto">
            <chartooo:date-scale/>
            <chart:categories table:cell-range-address="Sheet1.A7:Sheet1.A9"/>
          </chart:axis>
          <chart:axis chart:dimension="y" chart:name="primary-y" chart:style-name="ch6"/>
          <chart:series chart:style-name="ch7" chart:values-cell-range-address="Sheet1.B7:Sheet1.B9" chart:label-cell-address="Sheet1.B1:Sheet1.B1" chart:class="chart:bar">
            <chart:data-point chart:repeated="3"/>
          </chart:series>
          <chart:series chart:style-name="ch8" chart:values-cell-range-address="Sheet1.C7:Sheet1.C9" chart:label-cell-address="Sheet1.C1:Sheet1.C1" chart:class="chart:bar">
            <chart:data-point chart:repeated="3"/>
          </chart:series>
          <chart:series chart:style-name="ch9" chart:values-cell-range-address="Sheet1.D7:Sheet1.D9" chart:label-cell-address="Sheet1.D1:Sheet1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heet1.B1:Sheet1.B1</svg:desc>
                </draw:g>
              </table:table-cell>
              <table:table-cell office:value-type="string">
                <text:p>Most Hashed Tags</text:p>
                <draw:g>
                  <svg:desc>Sheet1.C1:Sheet1.C1</svg:desc>
                </draw:g>
              </table:table-cell>
              <table:table-cell office:value-type="string">
                <text:p>Most Shared Ur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Shard Nodes</text:p>
                <draw:g>
                  <svg:desc>Sheet1.A7:Sheet1.A9</svg:desc>
                </draw:g>
              </table:table-cell>
              <table:table-cell office:value-type="float" office:value="0.00554398148148148">
                <text:p>0.00554398148148148</text:p>
                <draw:g>
                  <svg:desc>Sheet1.B7:Sheet1.B9</svg:desc>
                </draw:g>
              </table:table-cell>
              <table:table-cell office:value-type="float" office:value="0.00546296296296296">
                <text:p>0.00546296296296296</text:p>
                <draw:g>
                  <svg:desc>Sheet1.C7:Sheet1.C9</svg:desc>
                </draw:g>
              </table:table-cell>
              <table:table-cell office:value-type="float" office:value="0.00324074074074074">
                <text:p>0.00324074074074074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>4 Shard Nodes</text:p>
              </table:table-cell>
              <table:table-cell office:value-type="float" office:value="0.00311342592592593">
                <text:p>0.00311342592592593</text:p>
              </table:table-cell>
              <table:table-cell office:value-type="float" office:value="0.00436342592592593">
                <text:p>0.00436342592592593</text:p>
              </table:table-cell>
              <table:table-cell office:value-type="float" office:value="0.00190972222222222">
                <text:p>0.00190972222222222</text:p>
              </table:table-cell>
            </table:table-row>
            <table:table-row>
              <table:table-cell office:value-type="string">
                <text:p>8 Shard Nodes</text:p>
              </table:table-cell>
              <table:table-cell office:value-type="float" office:value="0.00269675925925926">
                <text:p>0.00269675925925926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0.00158564814814815">
                <text:p>0.00158564814814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maximum="0.0208333333333333" chart:interval-major="0.003472222222222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36cm" svg:height="8.325cm" xlink:href=".." xlink:type="simple" chart:class="chart:bar" chart:style-name="ch1">
        <chart:title svg:x="2.792cm" svg:y="0.302cm" chart:style-name="ch2">
          <text:p>project 06 / project 07 / project 11</text:p>
        </chart:title>
        <chart:legend svg:x="7.992cm" svg:y="1.361cm" style:legend-expansion="custom" chartooo:width="3.877cm" chartooo:height="1.474cm" style:legend-expansion-aspect-ratio="2.63025780189959" chart:style-name="ch3"/>
        <chart:plot-area chart:style-name="ch4" table:cell-range-address="Sheet1.A11:Sheet1.D11 Sheet1.B12:Sheet1.D12" chart:data-source-has-labels="both" svg:x="0.29cm" svg:y="0.775cm" svg:width="10.358cm" svg:height="6.592cm">
          <chartooo:coordinate-region svg:x="1.864cm" svg:y="0.974cm" svg:width="8.784cm" svg:height="6.194cm"/>
          <chart:axis chart:dimension="x" chart:name="primary-x" chart:style-name="ch5" chartooo:axis-type="auto">
            <chartooo:date-scale/>
            <chart:categories table:cell-range-address="Sheet1.B11:Sheet1.D11"/>
          </chart:axis>
          <chart:axis chart:dimension="y" chart:name="primary-y" chart:style-name="ch6"/>
          <chart:series chart:style-name="ch7" chart:values-cell-range-address="Sheet1.B12:Sheet1.B12" chart:label-cell-address="Sheet1.B11:Sheet1.B11" chart:class="chart:bar">
            <chart:data-point/>
          </chart:series>
          <chart:series chart:style-name="ch8" chart:values-cell-range-address="Sheet1.C12:Sheet1.C12" chart:label-cell-address="Sheet1.C11:Sheet1.C11" chart:class="chart:bar">
            <chart:data-point/>
          </chart:series>
          <chart:series chart:style-name="ch9" chart:values-cell-range-address="Sheet1.D12:Sheet1.D12" chart:label-cell-address="Sheet1.D11:Sheet1.D1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  <draw:g>
                  <svg:desc>Sheet1.B11:Sheet1.B11</svg:desc>
                </draw:g>
              </table:table-cell>
              <table:table-cell office:value-type="string">
                <text:p>Most Hashed Tags</text:p>
                <draw:g>
                  <svg:desc>Sheet1.C11:Sheet1.C11</svg:desc>
                </draw:g>
              </table:table-cell>
              <table:table-cell office:value-type="string">
                <text:p>Most Shared Urls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heet1.B11:Sheet1.D11</svg:desc>
                </draw:g>
              </table:table-cell>
              <table:table-cell office:value-type="float" office:value="0.0151041666666667">
                <text:p>0.0151041666666667</text:p>
                <draw:g>
                  <svg:desc>Sheet1.B12:Sheet1.B12</svg:desc>
                </draw:g>
              </table:table-cell>
              <table:table-cell office:value-type="float" office:value="0.0159027777777778">
                <text:p>0.0159027777777778</text:p>
                <draw:g>
                  <svg:desc>Sheet1.C12:Sheet1.C12</svg:desc>
                </draw:g>
              </table:table-cell>
              <table:table-cell office:value-type="float" office:value="0.0108912037037037">
                <text:p>0.0108912037037037</text:p>
                <draw:g>
                  <svg:desc>Sheet1.D12:Sheet1.D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